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41916E1C94DC1A2A.png" manifest:media-type="image/png"/>
  <manifest:file-entry manifest:full-path="Pictures/10000201000000C8000000C897F85A94275E6D5D.png" manifest:media-type="image/png"/>
  <manifest:file-entry manifest:full-path="Pictures/10000201000000C8000000C82F07269191DD8440.png" manifest:media-type="image/png"/>
  <manifest:file-entry manifest:full-path="Pictures/10000201000000C8000000C85142E49B975FD3F7.png" manifest:media-type="image/png"/>
  <manifest:file-entry manifest:full-path="Pictures/10000201000000C8000000C8EBB654AC3BE0CF5A.png" manifest:media-type="image/png"/>
  <manifest:file-entry manifest:full-path="Pictures/10000201000000C8000000C8288CC21D4D92A499.png" manifest:media-type="image/png"/>
  <manifest:file-entry manifest:full-path="Pictures/10000201000000C8000000C81FCE4847B212B150.png" manifest:media-type="image/png"/>
  <manifest:file-entry manifest:full-path="Pictures/10000201000000C8000000C8BC7B588183C0791C.png" manifest:media-type="image/png"/>
  <manifest:file-entry manifest:full-path="Pictures/10000201000000C8000000C8692CCF09F5E1F1E7.png" manifest:media-type="image/png"/>
  <manifest:file-entry manifest:full-path="Pictures/10000201000000C8000000C8CF6F942C7794FB84.png" manifest:media-type="image/png"/>
  <manifest:file-entry manifest:full-path="Pictures/10000201000000C8000000C8E4049036C273894E.png" manifest:media-type="image/png"/>
  <manifest:file-entry manifest:full-path="Pictures/10000201000000C8000000C855F96865879E6FD5.png" manifest:media-type="image/png"/>
  <manifest:file-entry manifest:full-path="Pictures/10000201000000C8000000C8A0C89139065FD591.png" manifest:media-type="image/png"/>
  <manifest:file-entry manifest:full-path="Pictures/10000201000000C8000000E1F6BBE8F93E0F8418.png" manifest:media-type="image/png"/>
  <manifest:file-entry manifest:full-path="Pictures/10000201000000C8000000C8604EF81122D4AD88.png" manifest:media-type="image/png"/>
  <manifest:file-entry manifest:full-path="Pictures/10000201000000C8000000C8A02DF342AA6C0C00.png" manifest:media-type="image/png"/>
  <manifest:file-entry manifest:full-path="Pictures/10000201000000C8000000C80D4D23AE8A4F0CF8.png" manifest:media-type="image/png"/>
  <manifest:file-entry manifest:full-path="Pictures/10000201000000C8000000C8B1B190E50A6F89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图像1" text:anchor-type="as-char" svg:width="4.233cm" svg:height="4.233cm" draw:z-index="0"><draw:image xlink:href="Pictures/10000201000000C8000000C841916E1C94DC1A2A.png" xlink:type="simple" xlink:show="embed" xlink:actuate="onLoad" draw:mime-type="image/png"/><svg:title>Bb11/D chord</svg:title></draw:frame><text:s/><draw:frame draw:style-name="fr1" draw:name="图像2" text:anchor-type="as-char" svg:width="4.233cm" svg:height="4.233cm" draw:z-index="1"><draw:image xlink:href="Pictures/10000201000000C8000000C85142E49B975FD3F7.png" xlink:type="simple" xlink:show="embed" xlink:actuate="onLoad" draw:mime-type="image/png"/><svg:title>Ab9 chord</svg:title></draw:frame><text:s/><draw:frame draw:style-name="fr1" draw:name="图像3" text:anchor-type="as-char" svg:width="4.233cm" svg:height="4.233cm" draw:z-index="2"><draw:image xlink:href="Pictures/10000201000000C8000000C8EBB654AC3BE0CF5A.png" xlink:type="simple" xlink:show="embed" xlink:actuate="onLoad" draw:mime-type="image/png"/><svg:title>AbM7 chord</svg:title></draw:frame><text:s/><draw:frame draw:style-name="fr1" draw:name="图像4" text:anchor-type="as-char" svg:width="4.233cm" svg:height="4.233cm" draw:z-index="3"><draw:image xlink:href="Pictures/10000201000000C8000000C81FCE4847B212B150.png" xlink:type="simple" xlink:show="embed" xlink:actuate="onLoad" draw:mime-type="image/png"/><svg:title>Eb/Bb chord</svg:title></draw:frame><text:s/><draw:frame draw:style-name="fr1" draw:name="图像5" text:anchor-type="as-char" svg:width="4.233cm" svg:height="4.233cm" draw:z-index="4"><draw:image xlink:href="Pictures/10000201000000C8000000C82F07269191DD8440.png" xlink:type="simple" xlink:show="embed" xlink:actuate="onLoad" draw:mime-type="image/png"/><svg:title>Bb/D chord</svg:title></draw:frame><text:s/><draw:frame draw:style-name="fr1" draw:name="图像6" text:anchor-type="as-char" svg:width="4.233cm" svg:height="4.233cm" draw:z-index="5"><draw:image xlink:href="Pictures/10000201000000C8000000C8BC7B588183C0791C.png" xlink:type="simple" xlink:show="embed" xlink:actuate="onLoad" draw:mime-type="image/png"/><svg:title>Gm/Bb chord</svg:title></draw:frame><text:s/><draw:frame draw:style-name="fr1" draw:name="图像7" text:anchor-type="as-char" svg:width="4.233cm" svg:height="4.233cm" draw:z-index="6"><draw:image xlink:href="Pictures/10000201000000C8000000C8CF6F942C7794FB84.png" xlink:type="simple" xlink:show="embed" xlink:actuate="onLoad" draw:mime-type="image/png"/><svg:title>Eb chord</svg:title></draw:frame><text:s/><draw:frame draw:style-name="fr1" draw:name="图像8" text:anchor-type="as-char" svg:width="4.233cm" svg:height="4.233cm" draw:z-index="7"><draw:image xlink:href="Pictures/10000201000000C8000000C897F85A94275E6D5D.png" xlink:type="simple" xlink:show="embed" xlink:actuate="onLoad" draw:mime-type="image/png"/><svg:title>Eb/D chord</svg:title></draw:frame><text:s/><draw:frame draw:style-name="fr1" draw:name="图像9" text:anchor-type="as-char" svg:width="4.233cm" svg:height="4.233cm" draw:z-index="8"><draw:image xlink:href="Pictures/10000201000000C8000000C855F96865879E6FD5.png" xlink:type="simple" xlink:show="embed" xlink:actuate="onLoad" draw:mime-type="image/png"/><svg:title>Bb6 chord</svg:title></draw:frame><text:s/><draw:frame draw:style-name="fr1" draw:name="图像10" text:anchor-type="as-char" svg:width="4.233cm" svg:height="4.233cm" draw:z-index="9"><draw:image xlink:href="Pictures/10000201000000C8000000C8692CCF09F5E1F1E7.png" xlink:type="simple" xlink:show="embed" xlink:actuate="onLoad" draw:mime-type="image/png"/><svg:title>Gm7-9 chord</svg:title></draw:frame><text:s/><draw:frame draw:style-name="fr1" draw:name="图像11" text:anchor-type="as-char" svg:width="4.233cm" svg:height="4.233cm" draw:z-index="10"><draw:image xlink:href="Pictures/10000201000000C8000000C8A0C89139065FD591.png" xlink:type="simple" xlink:show="embed" xlink:actuate="onLoad" draw:mime-type="image/png"/><svg:title>Cm/Bb chord</svg:title></draw:frame><text:s/><draw:frame draw:style-name="fr1" draw:name="图像12" text:anchor-type="as-char" svg:width="4.233cm" svg:height="4.763cm" draw:z-index="11"><draw:image xlink:href="Pictures/10000201000000C8000000E1F6BBE8F93E0F8418.png" xlink:type="simple" xlink:show="embed" xlink:actuate="onLoad" draw:mime-type="image/png"/><svg:title>Fadd9/c chord</svg:title></draw:frame><text:s/><text:soft-page-break/><draw:frame draw:style-name="fr1" draw:name="图像13" text:anchor-type="as-char" svg:width="4.233cm" svg:height="4.233cm" draw:z-index="12"><draw:image xlink:href="Pictures/10000201000000C8000000C8604EF81122D4AD88.png" xlink:type="simple" xlink:show="embed" xlink:actuate="onLoad" draw:mime-type="image/png"/><svg:title>Bbm/Db chord</svg:title></draw:frame><text:s/><draw:frame draw:style-name="fr1" draw:name="图像14" text:anchor-type="as-char" svg:width="4.233cm" svg:height="4.233cm" draw:z-index="13"><draw:image xlink:href="Pictures/10000201000000C8000000C8A02DF342AA6C0C00.png" xlink:type="simple" xlink:show="embed" xlink:actuate="onLoad" draw:mime-type="image/png"/><svg:title>BbM7 chord</svg:title></draw:frame><text:s/><draw:frame draw:style-name="fr1" draw:name="图像15" text:anchor-type="as-char" svg:width="4.233cm" svg:height="4.233cm" draw:z-index="14"><draw:image xlink:href="Pictures/10000201000000C8000000C80D4D23AE8A4F0CF8.png" xlink:type="simple" xlink:show="embed" xlink:actuate="onLoad" draw:mime-type="image/png"/><svg:title>C11 chord</svg:title></draw:frame><text:s/><draw:frame draw:style-name="fr1" draw:name="图像16" text:anchor-type="as-char" svg:width="4.233cm" svg:height="4.233cm" draw:z-index="15"><draw:image xlink:href="Pictures/10000201000000C8000000C8E4049036C273894E.png" xlink:type="simple" xlink:show="embed" xlink:actuate="onLoad" draw:mime-type="image/png"/><svg:title>F/A chord</svg:title></draw:frame><text:s/><draw:frame draw:style-name="fr1" draw:name="图像17" text:anchor-type="as-char" svg:width="4.233cm" svg:height="4.233cm" draw:z-index="16"><draw:image xlink:href="Pictures/10000201000000C8000000C8B1B190E50A6F8936.png" xlink:type="simple" xlink:show="embed" xlink:actuate="onLoad" draw:mime-type="image/png"/><svg:title>Bm7-5 chord</svg:title></draw:frame><text:s/><draw:frame draw:style-name="fr1" draw:name="图像18" text:anchor-type="as-char" svg:width="4.233cm" svg:height="4.233cm" draw:z-index="17"><draw:image xlink:href="Pictures/10000201000000C8000000C8288CC21D4D92A499.png" xlink:type="simple" xlink:show="embed" xlink:actuate="onLoad" draw:mime-type="image/png"/><svg:title>C11/E chord</svg:title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3T21:57:56.739000000</meta:creation-date>
    <dc:date>2021-05-23T22:17:03.645000000</dc:date>
    <meta:editing-duration>PT8M56S</meta:editing-duration>
    <meta:editing-cycles>1</meta:editing-cycles>
    <meta:generator>LibreOffice/7.0.4.2$Windows_X86_64 LibreOffice_project/dcf040e67528d9187c66b2379df5ea4407429775</meta:generator>
    <meta:document-statistic meta:table-count="0" meta:image-count="18" meta:object-count="0" meta:page-count="2" meta:paragraph-count="1" meta:word-count="0" meta:character-count="18" meta:non-whitespace-character-count="0"/>
  </office:meta>
</office:document-meta>
</file>